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 officeooo:rsid="00130e13" officeooo:paragraph-rsid="00130e13"/>
    </style:style>
    <style:style style:name="P5" style:family="paragraph" style:parent-style-name="Standard">
      <style:text-properties fo:language="en" fo:country="US" officeooo:rsid="0014261d" officeooo:paragraph-rsid="0014261d"/>
    </style:style>
    <style:style style:name="P6" style:family="paragraph" style:parent-style-name="Standard" style:list-style-name="L2">
      <style:text-properties fo:language="en" fo:country="US" officeooo:rsid="0014261d" officeooo:paragraph-rsid="0014261d"/>
    </style:style>
    <style:style style:name="P7" style:family="paragraph" style:parent-style-name="Standard" style:list-style-name="L1">
      <style:text-properties fo:language="en" fo:country="US" officeooo:rsid="0014261d" officeooo:paragraph-rsid="0014261d" fo:background-color="#66ff66"/>
    </style:style>
    <style:style style:name="P8" style:family="paragraph" style:parent-style-name="Standard" style:list-style-name="L2">
      <style:text-properties fo:language="en" fo:country="US" officeooo:rsid="00187cd6" officeooo:paragraph-rsid="00187cd6" fo:background-color="#66ff66"/>
    </style:style>
    <style:style style:name="P9" style:family="paragraph" style:parent-style-name="Standard" style:list-style-name="L2">
      <style:text-properties fo:language="en" fo:country="US" officeooo:rsid="00218db1" officeooo:paragraph-rsid="00218db1" fo:background-color="#66ff66"/>
    </style:style>
    <style:style style:name="P10" style:family="paragraph" style:parent-style-name="Standard" style:list-style-name="L2">
      <style:text-properties fo:language="en" fo:country="US" officeooo:rsid="001f9820" officeooo:paragraph-rsid="001f9820" fo:background-color="#66ff66"/>
    </style:style>
    <style:style style:name="P11" style:family="paragraph" style:parent-style-name="Standard" style:list-style-name="L1">
      <style:text-properties fo:language="en" fo:country="US" officeooo:rsid="0021f753" officeooo:paragraph-rsid="0021f753" fo:background-color="#66ff66"/>
    </style:style>
    <style:style style:name="P12" style:family="paragraph" style:parent-style-name="Standard" style:list-style-name="L2">
      <style:text-properties fo:language="en" fo:country="US" officeooo:rsid="0015bc2b" officeooo:paragraph-rsid="0015bc2b"/>
    </style:style>
    <style:style style:name="P13" style:family="paragraph" style:parent-style-name="Standard" style:list-style-name="L2">
      <style:text-properties fo:language="en" fo:country="US" officeooo:rsid="0014261d" officeooo:paragraph-rsid="0014261d" fo:background-color="#ff9999"/>
    </style:style>
    <style:style style:name="P14" style:family="paragraph" style:parent-style-name="Standard" style:list-style-name="L2">
      <style:text-properties fo:language="en" fo:country="US" officeooo:rsid="0019d4d2" officeooo:paragraph-rsid="0019d4d2" fo:background-color="#00cc00"/>
    </style:style>
    <style:style style:name="P15" style:family="paragraph" style:parent-style-name="Standard" style:list-style-name="L2">
      <style:text-properties fo:language="en" fo:country="US" officeooo:rsid="0019d4d2" officeooo:paragraph-rsid="001d98ba" fo:background-color="#00cc00"/>
    </style:style>
    <style:style style:name="P16" style:family="paragraph" style:parent-style-name="Standard" style:list-style-name="L2">
      <style:text-properties fo:language="en" fo:country="US" officeooo:rsid="001d100f" officeooo:paragraph-rsid="001d100f" fo:background-color="#00cc00"/>
    </style:style>
    <style:style style:name="P17" style:family="paragraph" style:parent-style-name="Standard" style:list-style-name="L2">
      <style:text-properties fo:language="en" fo:country="US" officeooo:rsid="00218db1" officeooo:paragraph-rsid="00218db1"/>
    </style:style>
    <style:style style:name="P18" style:family="paragraph" style:parent-style-name="Standard" style:list-style-name="L3">
      <style:text-properties fo:language="en" fo:country="US" officeooo:rsid="0021f753" officeooo:paragraph-rsid="0021f753"/>
    </style:style>
    <style:style style:name="P19" style:family="paragraph" style:parent-style-name="Standard" style:list-style-name="L3">
      <style:text-properties fo:language="en" fo:country="US" officeooo:rsid="0022ac47" officeooo:paragraph-rsid="0022ac47"/>
    </style:style>
    <style:style style:name="P20" style:family="paragraph" style:parent-style-name="Standard" style:list-style-name="L3">
      <style:text-properties fo:language="en" fo:country="US" officeooo:rsid="0025072e" officeooo:paragraph-rsid="0025072e"/>
    </style:style>
    <style:style style:name="P21" style:family="paragraph" style:parent-style-name="Standard" style:list-style-name="L2">
      <style:text-properties style:text-line-through-style="solid" style:text-line-through-type="single" fo:language="en" fo:country="US" officeooo:rsid="00187cd6" officeooo:paragraph-rsid="00187cd6"/>
    </style:style>
    <style:style style:name="T1" style:family="text">
      <style:text-properties fo:color="#666666" fo:font-style="italic" style:font-style-asian="italic" style:font-style-complex="italic"/>
    </style:style>
    <style:style style:name="T2" style:family="text">
      <style:text-properties fo:color="#666666" fo:font-style="italic" officeooo:rsid="00130e13" style:font-style-asian="italic" style:font-style-complex="italic"/>
    </style:style>
    <style:style style:name="T3" style:family="text">
      <style:text-properties fo:color="#666666" fo:font-style="italic" officeooo:rsid="0014261d" style:font-style-asian="italic" style:font-style-complex="italic"/>
    </style:style>
    <style:style style:name="T4" style:family="text">
      <style:text-properties officeooo:rsid="0015bc2b"/>
    </style:style>
    <style:style style:name="T5" style:family="text">
      <style:text-properties fo:background-color="#66ff66" loext:char-shading-value="0"/>
    </style:style>
    <style:style style:name="T6" style:family="text">
      <style:text-properties officeooo:rsid="0019d4d2" fo:background-color="#66ff66" loext:char-shading-value="0"/>
    </style:style>
    <style:style style:name="T7" style:family="text">
      <style:text-properties officeooo:rsid="001b34f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98ba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d98ba" style:font-weight-asian="normal" style:font-weight-complex="normal"/>
    </style:style>
    <style:style style:name="T12" style:family="text">
      <style:text-properties officeooo:rsid="001d98ba"/>
    </style:style>
    <style:style style:name="T13" style:family="text">
      <style:text-properties style:text-position="super 58%"/>
    </style:style>
    <style:style style:name="T14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Gabriel Staples</text:p>
      <text:p text:style-name="P5">22 Mar. 2020 </text:p>
      <text:p text:style-name="P5"/>
      <text:list xml:id="list728294280" text:style-name="L1">
        <text:list-item>
          <text:p text:style-name="P7">20200322:</text:p>
        </text:list-item>
      </text:list>
      <text:list xml:id="list690472665" text:style-name="L2">
        <text:list-item>
          <text:list>
            <text:list-item>
              <text:p text:style-name="P13">Add <text:span text:style-name="T4">Node class function to alphabetically sort all children in the list – nah—sort by the order that `git branch` outputs instead!</text:span></text:p>
            </text:list-item>
            <text:list-item>
              <text:p text:style-name="P12">Move all nodes in main() into a list</text:p>
            </text:list-item>
            <text:list-item>
              <text:p text:style-name="P21">Rename GitTree class to just Tree</text:p>
            </text:list-item>
            <text:list-item>
              <text:p text:style-name="P21">Add nodes to the tree through this Tree class.</text:p>
            </text:list-item>
            <text:list-item>
              <text:p text:style-name="P8">Write `findRoots()` method inside Tree class to find all nodes with no parents. Mark them as roots.</text:p>
            </text:list-item>
            <text:list-item>
              <text:p text:style-name="P6"><text:span text:style-name="T5">Update Tree class to allow adding new nodes in any order, since `git branch` output definitely does not do anything to help me add parents before their children. This is a silly requirement I think that I accidentally constrained myself to. </text:span><text:span text:style-name="T6">Process I should take:</text:span></text:p>
              <text:list>
                <text:list-item>
                  <text:p text:style-name="P14">Add all nodes to the tree in ANY ORDER (any order MUST be allowed to work!), <text:span text:style-name="T7">AND SPECIFY THE PARENT WHILE ADDING THEM.</text:span></text:p>
                  <text:list>
                    <text:list-item>
                      <text:p text:style-name="P16">If the parent doesn’t yet exist, create it and also add it to the <text:span text:style-name="T8">main node list</text:span>! However keep track of the <text:span text:style-name="T8">order</text:span><text:span text:style-name="T10"> that the nodes are added </text:span><text:span text:style-name="T11">to the tree </text:span><text:span text:style-name="T10">by storing the nodes in a </text:span><text:span text:style-name="T11">separate</text:span><text:span text:style-name="T10"> </text:span><text:span text:style-name="T8">ordered </text:span><text:span text:style-name="T9">node </text:span><text:span text:style-name="T8">list</text:span><text:span text:style-name="T10"> as well, NOT just in the </text:span><text:span text:style-name="T8">main node list.</text:span></text:p>
                    </text:list-item>
                  </text:list>
                </text:list-item>
                <text:list-item>
                  <text:p text:style-name="P14"><text:span text:style-name="T12">N</text:span>ow print the children of each node in the order the nodes were first added to the tree.</text:p>
                </text:list-item>
                <text:list-item>
                  <text:p text:style-name="P15">Done.</text:p>
                </text:list-item>
              </text:list>
            </text:list-item>
            <text:list-item>
              <text:p text:style-name="P10">NEXT (tomorrow):</text:p>
              <text:list>
                <text:list-item>
                  <text:p text:style-name="P17">`git difftool` and `git commit` what I’ve got</text:p>
                </text:list-item>
                <text:list-item>
                  <text:p text:style-name="P9">comment out my 2<text:span text:style-name="T13">nd</text:span> test and ensure my 1<text:span text:style-name="T13">st</text:span> test still works since I just changed part of its code implementation</text:p>
                </text:list-item>
                <text:list-item>
                  <text:p text:style-name="P17">git difftool and git commit again if necessary</text:p>
                </text:list-item>
                <text:list-item>
                  <text:p text:style-name="P9">fix up the `Tree.addOrUpdateNode()` function and get it to work</text:p>
                </text:list-item>
                <text:list-item>
                  <text:p text:style-name="P9">uncomment out the 2<text:span text:style-name="T13">nd</text:span> test again and make sure it works</text:p>
                </text:list-item>
                <text:list-item>
                  <text:p text:style-name="P17">git difftool and git commit again</text:p>
                </text:list-item>
              </text:list>
            </text:list-item>
          </text:list>
        </text:list-item>
      </text:list>
      <text:list xml:id="list101618484246378" text:continue-list="list728294280" text:style-name="L1">
        <text:list-item>
          <text:p text:style-name="P11">20200323:</text:p>
        </text:list-item>
      </text:list>
      <text:list xml:id="list3677154151" text:style-name="L3">
        <text:list-item>
          <text:list>
            <text:list-item>
              <text:p text:style-name="P19">Add docstrings to <text:span text:style-name="T8">classes</text:span><text:span text:style-name="T10"> I’ve written to describe what they are and what they are supposed to do.</text:span></text:p>
              <text:list>
                <text:list-item>
                  <text:p text:style-name="P19"><text:span text:style-name="T10">Ex: Node: each node consists of a single parent and a list of children</text:span></text:p>
                </text:list-item>
                <text:list-item>
                  <text:p text:style-name="P19"><text:span text:style-name="T10">Tree: consists of only Nodes; no circular dependencies are allowed (ie: a node’s parent cannot be its child, grandchild, great grandchild, etc)</text:span></text:p>
                </text:list-item>
              </text:list>
            </text:list-item>
            <text:list-item>
              <text:p text:style-name="P19">When you change a parent, also be sure to <text:span text:style-name="T8">remove that child from the old parent’s child list</text:span><text:span text:style-name="T10">! </text:span></text:p>
            </text:list-item>
            <text:list-item>
              <text:p text:style-name="P19"><text:span text:style-name="T10">Prevent circular dependencies. Perhaps do this while adding nodes? Perhaps do this once at the end with a single `Tree.fix()` function?</text:span></text:p>
            </text:list-item>
            <text:list-item>
              <text:p text:style-name="P20">Consider doing the following (these are notes I previously emailed to myself):</text:p>
              <text:list>
                <text:list-item>
                  <text:p text:style-name="P18">Add Tree.fix() method: delete any parents not explicitly added.</text:p>
                </text:list-item>
                <text:list-item>
                  <text:p text:style-name="P18">In add or update func, add a dict to act as an unordered set and track names of parents explicitly added.</text:p>
                </text:list-item>
                <text:list-item>
                  <text:p text:style-name="P18">Don't allow setting yourself as an upstream/parent, as this will create a circular reference.</text:p>
                </text:list-item>
              </text:list>
            </text:list-item>
          </text:list>
        </text:list-item>
      </text:list>
      <text:list xml:id="list101617764235168" text:continue-list="list101618484246378" text:style-name="L1">
        <text:list-item>
          <text:p text:style-name="P4"/>
        </text:list-item>
        <text:list-item>
          <text:p text:style-name="P4"><text:soft-page-break/></text:p>
        </text:list-item>
        <text:list-item>
          <text:p text:style-name="P4"/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4261d" style:font-style-asian="italic" style:font-style-complex="italic"/>
    </style:style>
    <style:style style:name="MT2" style:family="text">
      <style:text-properties fo:color="#666666" fo:font-style="italic" style:font-style-asian="italic" style:font-style-complex="italic"/>
    </style:style>
    <style:style style:name="MT3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it-tree</text:span><text:span text:style-name="MT2"> – </text:span><text:span text:style-name="MT3">what to work on next 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20-03-24T10:16:17.158300373</dc:date>
    <meta:editing-duration>P1DT16H32M13S</meta:editing-duration>
    <meta:editing-cycles>19</meta:editing-cycles>
    <meta:generator>LibreOffice/6.2.8.2$Linux_X86_64 LibreOffice_project/f82ddfca21ebc1e222a662a32b25c0c9d20169ee</meta:generator>
    <meta:document-statistic meta:table-count="0" meta:image-count="0" meta:object-count="0" meta:page-count="2" meta:paragraph-count="43" meta:word-count="477" meta:character-count="2469" meta:non-whitespace-character-count="2067"/>
  </office:meta>
</office:document-meta>
</file>